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5" calcext:value-type="float">
            <text:p>233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8" calcext:value-type="float">
            <text:p>2328</text:p>
          </table:table-cell>
          <table:table-cell office:value-type="float" office:value="2727" calcext:value-type="float">
            <text:p>2727</text:p>
          </table:table-cell>
          <table:table-cell office:value-type="float" office:value="3099" calcext:value-type="float">
            <text:p>309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6" calcext:value-type="float">
            <text:p>2316</text:p>
          </table:table-cell>
          <table:table-cell office:value-type="float" office:value="2728" calcext:value-type="float">
            <text:p>2728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7" calcext:value-type="float">
            <text:p>232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6" calcext:value-type="float">
            <text:p>2336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6" calcext:value-type="float">
            <text:p>233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0" calcext:value-type="float">
            <text:p>2330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23" calcext:value-type="float">
            <text:p>2323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25" calcext:value-type="float">
            <text:p>232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14" calcext:value-type="float">
            <text:p>3114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4" calcext:value-type="float">
            <text:p>1614</text:p>
          </table:table-cell>
          <table:table-cell office:value-type="float" office:value="2316" calcext:value-type="float">
            <text:p>231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23" calcext:value-type="float">
            <text:p>232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4" calcext:value-type="float">
            <text:p>233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3" calcext:value-type="float">
            <text:p>232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106" calcext:value-type="float">
            <text:p>310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86" calcext:value-type="float">
            <text:p>308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7" calcext:value-type="float">
            <text:p>309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34" calcext:value-type="float">
            <text:p>3034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6" calcext:value-type="float">
            <text:p>304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0" calcext:value-type="float">
            <text:p>1630</text:p>
          </table:table-cell>
          <table:table-cell office:value-type="float" office:value="2384" calcext:value-type="float">
            <text:p>238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8" calcext:value-type="float">
            <text:p>1668</text:p>
          </table:table-cell>
          <table:table-cell office:value-type="float" office:value="2404" calcext:value-type="float">
            <text:p>240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4" calcext:value-type="float">
            <text:p>1634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5" calcext:value-type="float">
            <text:p>1665</text:p>
          </table:table-cell>
          <table:table-cell office:value-type="float" office:value="2410" calcext:value-type="float">
            <text:p>24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9" calcext:value-type="float">
            <text:p>1679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41" calcext:value-type="float">
            <text:p>1641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0" calcext:value-type="float">
            <text:p>1670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8" calcext:value-type="float">
            <text:p>1668</text:p>
          </table:table-cell>
          <table:table-cell office:value-type="float" office:value="2399" calcext:value-type="float">
            <text:p>239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1" calcext:value-type="float">
            <text:p>1651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7" calcext:value-type="float">
            <text:p>1617</text:p>
          </table:table-cell>
          <table:table-cell office:value-type="float" office:value="2396" calcext:value-type="float">
            <text:p>239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6" calcext:value-type="float">
            <text:p>1636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5" calcext:value-type="float">
            <text:p>1665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6" calcext:value-type="float">
            <text:p>1676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4" calcext:value-type="float">
            <text:p>1654</text:p>
          </table:table-cell>
          <table:table-cell office:value-type="float" office:value="2384" calcext:value-type="float">
            <text:p>2384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22" calcext:value-type="float">
            <text:p>1622</text:p>
          </table:table-cell>
          <table:table-cell office:value-type="float" office:value="2390" calcext:value-type="float">
            <text:p>239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2" calcext:value-type="float">
            <text:p>1632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6" calcext:value-type="float">
            <text:p>4066</text:p>
          </table:table-cell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5" calcext:value-type="float">
            <text:p>2725</text:p>
          </table:table-cell>
          <table:table-cell office:value-type="float" office:value="3113" calcext:value-type="float">
            <text:p>3113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0" calcext:value-type="float">
            <text:p>3130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3995" calcext:value-type="float">
            <text:p>3995</text:p>
          </table:table-cell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068" calcext:value-type="float">
            <text:p>306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62" calcext:value-type="float">
            <text:p>3062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5" calcext:value-type="float">
            <text:p>3055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39" calcext:value-type="float">
            <text:p>303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53" calcext:value-type="float">
            <text:p>3053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048" calcext:value-type="float">
            <text:p>304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55" calcext:value-type="float">
            <text:p>305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9" calcext:value-type="float">
            <text:p>2729</text:p>
          </table:table-cell>
          <table:table-cell office:value-type="float" office:value="3044" calcext:value-type="float">
            <text:p>304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42" calcext:value-type="float">
            <text:p>3042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4" calcext:value-type="float">
            <text:p>3054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9" calcext:value-type="float">
            <text:p>2729</text:p>
          </table:table-cell>
          <table:table-cell office:value-type="float" office:value="3051" calcext:value-type="float">
            <text:p>305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052" calcext:value-type="float">
            <text:p>3052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49" calcext:value-type="float">
            <text:p>3049</text:p>
          </table:table-cell>
          <table:table-cell office:value-type="float" office:value="4012" calcext:value-type="float">
            <text:p>4012</text:p>
          </table:table-cell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3" calcext:value-type="float">
            <text:p>1613</text:p>
          </table:table-cell>
          <table:table-cell office:value-type="float" office:value="2330" calcext:value-type="float">
            <text:p>233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607" calcext:value-type="float">
            <text:p>1607</text:p>
          </table:table-cell>
          <table:table-cell office:value-type="float" office:value="2340" calcext:value-type="float">
            <text:p>234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60" calcext:value-type="float">
            <text:p>236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27" calcext:value-type="float">
            <text:p>232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130" calcext:value-type="float">
            <text:p>3130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20" calcext:value-type="float">
            <text:p>1620</text:p>
          </table:table-cell>
          <table:table-cell office:value-type="float" office:value="2352" calcext:value-type="float">
            <text:p>2352</text:p>
          </table:table-cell>
          <table:table-cell office:value-type="float" office:value="2731" calcext:value-type="float">
            <text:p>2731</text:p>
          </table:table-cell>
          <table:table-cell office:value-type="float" office:value="3084" calcext:value-type="float">
            <text:p>308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38" calcext:value-type="float">
            <text:p>2338</text:p>
          </table:table-cell>
          <table:table-cell office:value-type="float" office:value="2731" calcext:value-type="float">
            <text:p>2731</text:p>
          </table:table-cell>
          <table:table-cell office:value-type="float" office:value="3128" calcext:value-type="float">
            <text:p>3128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56" calcext:value-type="float">
            <text:p>235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47" calcext:value-type="float">
            <text:p>2347</text:p>
          </table:table-cell>
          <table:table-cell office:value-type="float" office:value="2733" calcext:value-type="float">
            <text:p>2733</text:p>
          </table:table-cell>
          <table:table-cell office:value-type="float" office:value="3131" calcext:value-type="float">
            <text:p>313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7" calcext:value-type="float">
            <text:p>233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6" calcext:value-type="float">
            <text:p>1596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1" calcext:value-type="float">
            <text:p>4051</text:p>
          </table:table-cell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90" calcext:value-type="float">
            <text:p>3990</text:p>
          </table:table-cell>
        </table:table-row>
      </table:table>
      <table:table table:name="Moyennes" table:style-name="ta1"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2:.A1000])" office:value-type="float" office:value="1278" calcext:value-type="float">
            <text:p>1278</text:p>
          </table:table-cell>
          <table:table-cell table:formula="of:=AVERAGE(['Ant Colony Optimization'.B2:.B1000])" office:value-type="float" office:value="1601.32142857143" calcext:value-type="float">
            <text:p>1601,3214285714</text:p>
          </table:table-cell>
          <table:table-cell table:formula="of:=AVERAGE(['Ant Colony Optimization'.C2:.C1000])" office:value-type="float" office:value="2325.57142857143" calcext:value-type="float">
            <text:p>2325,5714285714</text:p>
          </table:table-cell>
          <table:table-cell table:formula="of:=AVERAGE(['Ant Colony Optimization'.D2:.D1000])" office:value-type="float" office:value="2726.71428571429" calcext:value-type="float">
            <text:p>2726,7142857143</text:p>
          </table:table-cell>
          <table:table-cell table:formula="of:=AVERAGE(['Ant Colony Optimization'.E2:.E1000])" office:value-type="float" office:value="3132.64285714286" calcext:value-type="float">
            <text:p>3132,6428571429</text:p>
          </table:table-cell>
          <table:table-cell table:formula="of:=AVERAGE(['Ant Colony Optimization'.F2:.F1000])" office:value-type="float" office:value="4073.10714285714" calcext:value-type="float">
            <text:p>4073,1071428572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" calcext:value-type="float">
            <text:p>1278</text:p>
          </table:table-cell>
          <table:table-cell table:formula="of:=AVERAGE(['Bees algorithm'.B2:.B1000])" office:value-type="float" office:value="1583.67857142857" calcext:value-type="float">
            <text:p>1583,6785714286</text:p>
          </table:table-cell>
          <table:table-cell table:formula="of:=AVERAGE(['Bees algorithm'.C2:.C1000])" office:value-type="float" office:value="2305.39285714286" calcext:value-type="float">
            <text:p>2305,3928571429</text:p>
          </table:table-cell>
          <table:table-cell table:formula="of:=AVERAGE(['Bees algorithm'.D2:.D1000])" office:value-type="float" office:value="2724.89285714286" calcext:value-type="float">
            <text:p>2724,8928571429</text:p>
          </table:table-cell>
          <table:table-cell table:formula="of:=AVERAGE(['Bees algorithm'.E2:.E1000])" office:value-type="float" office:value="3102.75" calcext:value-type="float">
            <text:p>3102,75</text:p>
          </table:table-cell>
          <table:table-cell table:formula="of:=AVERAGE(['Bees algorithm'.F2:.F1000])" office:value-type="float" office:value="4074.75" calcext:value-type="float">
            <text:p>4074,75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83.71428571429" calcext:value-type="float">
            <text:p>1283,7142857143</text:p>
          </table:table-cell>
          <table:table-cell table:formula="of:=AVERAGE([Genetic.B2:.B1000])" office:value-type="float" office:value="1623.14285714286" calcext:value-type="float">
            <text:p>1623,1428571429</text:p>
          </table:table-cell>
          <table:table-cell table:formula="of:=AVERAGE([Genetic.C2:.C1000])" office:value-type="float" office:value="2361.96428571429" calcext:value-type="float">
            <text:p>2361,9642857143</text:p>
          </table:table-cell>
          <table:table-cell table:formula="of:=AVERAGE([Genetic.D2:.D1000])" office:value-type="float" office:value="2730.75" calcext:value-type="float">
            <text:p>2730,75</text:p>
          </table:table-cell>
          <table:table-cell table:formula="of:=AVERAGE([Genetic.E2:.E1000])" office:value-type="float" office:value="3118.32142857143" calcext:value-type="float">
            <text:p>3118,3214285714</text:p>
          </table:table-cell>
          <table:table-cell table:formula="of:=AVERAGE([Genetic.F2:.F1000])" office:value-type="float" office:value="4047.64285714286" calcext:value-type="float">
            <text:p>4047,6428571429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" calcext:value-type="float">
            <text:p>1278</text:p>
          </table:table-cell>
          <table:table-cell table:formula="of:=AVERAGE([GRASP.B2:.B1000])" office:value-type="float" office:value="1587.67857142857" calcext:value-type="float">
            <text:p>1587,6785714286</text:p>
          </table:table-cell>
          <table:table-cell table:formula="of:=AVERAGE([GRASP.C2:.C1000])" office:value-type="float" office:value="2309.71428571429" calcext:value-type="float">
            <text:p>2309,7142857143</text:p>
          </table:table-cell>
          <table:table-cell table:formula="of:=AVERAGE([GRASP.D2:.D1000])" office:value-type="float" office:value="2724" calcext:value-type="float">
            <text:p>2724</text:p>
          </table:table-cell>
          <table:table-cell table:formula="of:=AVERAGE([GRASP.E2:.E1000])" office:value-type="float" office:value="3097.78571428571" calcext:value-type="float">
            <text:p>3097,7857142857</text:p>
          </table:table-cell>
          <table:table-cell table:formula="of:=AVERAGE([GRASP.F2:.F1000])" office:value-type="float" office:value="4054.46428571429" calcext:value-type="float">
            <text:p>4054,4642857143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590.03571428571" calcext:value-type="float">
            <text:p>1590,0357142857</text:p>
          </table:table-cell>
          <table:table-cell table:formula="of:=AVERAGE([ILS.C2:.C1000])" office:value-type="float" office:value="2309.67857142857" calcext:value-type="float">
            <text:p>2309,6785714286</text:p>
          </table:table-cell>
          <table:table-cell table:formula="of:=AVERAGE([ILS.D2:.D1000])" office:value-type="float" office:value="2724.03571428571" calcext:value-type="float">
            <text:p>2724,0357142857</text:p>
          </table:table-cell>
          <table:table-cell table:formula="of:=AVERAGE([ILS.E2:.E1000])" office:value-type="float" office:value="3119.82142857143" calcext:value-type="float">
            <text:p>3119,8214285714</text:p>
          </table:table-cell>
          <table:table-cell table:formula="of:=AVERAGE([ILS.F2:.F1000])" office:value-type="float" office:value="4008.03571428571" calcext:value-type="float">
            <text:p>4008,0357142857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582.75" calcext:value-type="float">
            <text:p>1582,75</text:p>
          </table:table-cell>
          <table:table-cell table:formula="of:=AVERAGE([Memetic.C2:.C1000])" office:value-type="float" office:value="2301.71428571429" calcext:value-type="float">
            <text:p>2301,7142857143</text:p>
          </table:table-cell>
          <table:table-cell table:formula="of:=AVERAGE([Memetic.D2:.D1000])" office:value-type="float" office:value="2725.42857142857" calcext:value-type="float">
            <text:p>2725,4285714286</text:p>
          </table:table-cell>
          <table:table-cell table:formula="of:=AVERAGE([Memetic.E2:.E1000])" office:value-type="float" office:value="3052.85714285714" calcext:value-type="float">
            <text:p>3052,8571428572</text:p>
          </table:table-cell>
          <table:table-cell table:formula="of:=AVERAGE([Memetic.F2:.F1000])" office:value-type="float" office:value="4005.67857142857" calcext:value-type="float">
            <text:p>4005,6785714286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79" calcext:value-type="float">
            <text:p>1279</text:p>
          </table:table-cell>
          <table:table-cell table:formula="of:=AVERAGE(['Simulated Annealing'.B2:.B1000])" office:value-type="float" office:value="1604.16666666667" calcext:value-type="float">
            <text:p>1604,1666666667</text:p>
          </table:table-cell>
          <table:table-cell table:formula="of:=AVERAGE(['Simulated Annealing'.C2:.C1000])" office:value-type="float" office:value="2340.16666666667" calcext:value-type="float">
            <text:p>2340,1666666667</text:p>
          </table:table-cell>
          <table:table-cell table:formula="of:=AVERAGE(['Simulated Annealing'.D2:.D1000])" office:value-type="float" office:value="2730.33333333333" calcext:value-type="float">
            <text:p>2730,3333333333</text:p>
          </table:table-cell>
          <table:table-cell table:formula="of:=AVERAGE(['Simulated Annealing'.E2:.E1000])" office:value-type="float" office:value="3129.41666666667" calcext:value-type="float">
            <text:p>3129,4166666667</text:p>
          </table:table-cell>
          <table:table-cell table:formula="of:=AVERAGE(['Simulated Annealing'.F2:.F1000])" office:value-type="float" office:value="4049.66666666667" calcext:value-type="float">
            <text:p>4049,6666666667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604" calcext:value-type="float">
            <text:p>1604</text:p>
          </table:table-cell>
          <table:table-cell table:formula="of:=AVERAGE(['Tabu Search'.C2:.C1000])" office:value-type="float" office:value="2343" calcext:value-type="float">
            <text:p>2343</text:p>
          </table:table-cell>
          <table:table-cell table:formula="of:=AVERAGE(['Tabu Search'.D2:.D1000])" office:value-type="float" office:value="2729" calcext:value-type="float">
            <text:p>2729</text:p>
          </table:table-cell>
          <table:table-cell table:formula="of:=AVERAGE(['Tabu Search'.E2:.E1000])" office:value-type="float" office:value="3117" calcext:value-type="float">
            <text:p>3117</text:p>
          </table:table-cell>
          <table:table-cell table:formula="of:=AVERAGE(['Tabu Search'.F2:.F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616" calcext:value-type="float">
            <text:p>1616</text:p>
          </table:table-cell>
          <table:table-cell table:formula="of:=AVERAGE([VNS.C2:.C1000])" office:value-type="float" office:value="2333" calcext:value-type="float">
            <text:p>2333</text:p>
          </table:table-cell>
          <table:table-cell table:formula="of:=AVERAGE([VNS.D2:.D1000])" office:value-type="float" office:value="2729" calcext:value-type="float">
            <text:p>2729</text:p>
          </table:table-cell>
          <table:table-cell table:formula="of:=AVERAGE([VNS.E2:.E1000])" office:value-type="float" office:value="3096" calcext:value-type="float">
            <text:p>3096</text:p>
          </table:table-cell>
          <table:table-cell table:formula="of:=AVERAGE([VNS.F2:.F1000])"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582.5" calcext:value-type="float">
            <text:p>1582,5</text:p>
          </table:table-cell>
          <table:table-cell table:formula="of:=AVERAGE(['Wolf Pack Algorithm'.C2:.C1000])" office:value-type="float" office:value="2301.16666666667" calcext:value-type="float">
            <text:p>2301,1666666667</text:p>
          </table:table-cell>
          <table:table-cell table:formula="of:=AVERAGE(['Wolf Pack Algorithm'.D2:.D1000])" office:value-type="float" office:value="2724" calcext:value-type="float">
            <text:p>2724</text:p>
          </table:table-cell>
          <table:table-cell table:formula="of:=AVERAGE(['Wolf Pack Algorithm'.E2:.E1000])" office:value-type="float" office:value="3072.58333333333" calcext:value-type="float">
            <text:p>3072,5833333333</text:p>
          </table:table-cell>
          <table:table-cell table:formula="of:=AVERAGE(['Wolf Pack Algorithm'.F2:.F1000])" office:value-type="float" office:value="3978.33333333333" calcext:value-type="float">
            <text:p>3978,3333333333</text:p>
          </table:table-cell>
        </table:table-row>
      </table:table>
      <table:table table:name="Ecarts" table:style-name="ta1">
        <table:shapes>
          <draw:frame draw:z-index="0" draw:style-name="gr1" draw:text-style-name="P1" svg:width="382.44mm" svg:height="162.88mm" svg:x="3.19mm" svg:y="56.52mm">
            <loext:p draw:notify-on-update-of-ranges="Ecarts.B1:Ecarts.G1 Ecarts.A3:Ecarts.A3 Ecarts.B3:Ecarts.G3 Ecarts.A4:Ecarts.A4 Ecarts.B4:Ecarts.G4 Ecarts.A5:Ecarts.A5 Ecarts.B5:Ecarts.G5 Ecarts.A6:Ecarts.A6 Ecarts.B6:Ecarts.G6 Ecarts.A7:Ecarts.A7 Ecarts.B7:Ecarts.G7 Ecarts.A8:Ecarts.A8 Ecarts.B8:Ecarts.G8 Ecarts.A9:Ecarts.A9 Ecarts.B9:Ecarts.G9 Ecarts.A10:Ecarts.A10 Ecarts.B10:Ecarts.G10 Ecarts.A11:Ecarts.A11 Ecarts.B11:Ecarts.G11 Ecarts.A12:Ecarts.A12 Ecarts.B12:Ecarts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6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11.txt" calcext:value-type="string">
            <text:p>instances/tai11.txt</text:p>
          </table:table-cell>
          <table:table-cell table:style-name="Default" table:formula="of:=[Moyennes.D1]" office:value-type="string" office:string-value="instances/tai21.txt" calcext:value-type="string">
            <text:p>instances/tai21.txt</text:p>
          </table:table-cell>
          <table:table-cell table:style-name="Default" table:formula="of:=[Moyennes.E1]" office:value-type="string" office:string-value="instances/tai31.txt" calcext:value-type="string">
            <text:p>instances/tai31.txt</text:p>
          </table:table-cell>
          <table:table-cell table:style-name="Default" table:formula="of:=[Moyennes.F1]" office:value-type="string" office:string-value="instances/tai41.txt" calcext:value-type="string">
            <text:p>instances/tai41.txt</text:p>
          </table:table-cell>
          <table:table-cell table:style-name="Default" table:formula="of:=[Moyenne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771" calcext:value-type="float">
            <text:p>3771</text:p>
          </table:table-cell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[Moyennes.B2]-[.B$2]" office:value-type="float" office:value="0" calcext:value-type="float">
            <text:p>0,0</text:p>
          </table:table-cell>
          <table:table-cell table:formula="of:=[Moyennes.C2]-[.C$2]" office:value-type="float" office:value="19.3214285714287" calcext:value-type="float">
            <text:p>19,3</text:p>
          </table:table-cell>
          <table:table-cell table:formula="of:=[Moyennes.D2]-[.D$2]" office:value-type="float" office:value="28.5714285714284" calcext:value-type="float">
            <text:p>28,6</text:p>
          </table:table-cell>
          <table:table-cell table:formula="of:=[Moyennes.E2]-[.E$2]" office:value-type="float" office:value="2.71428571428578" calcext:value-type="float">
            <text:p>2,7</text:p>
          </table:table-cell>
          <table:table-cell table:formula="of:=[Moyennes.F2]-[.F$2]" office:value-type="float" office:value="141.642857142857" calcext:value-type="float">
            <text:p>141,6</text:p>
          </table:table-cell>
          <table:table-cell table:formula="of:=[Moyennes.G2]-[.G$2]" office:value-type="float" office:value="302.107142857143" calcext:value-type="float">
            <text:p>302,1</text:p>
          </table:table-cell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[Moyennes.B3]-[.B$2]" office:value-type="float" office:value="0" calcext:value-type="float">
            <text:p>0,0</text:p>
          </table:table-cell>
          <table:table-cell table:formula="of:=[Moyennes.C3]-[.C$2]" office:value-type="float" office:value="1.67857142857133" calcext:value-type="float">
            <text:p>1,7</text:p>
          </table:table-cell>
          <table:table-cell table:formula="of:=[Moyennes.D3]-[.D$2]" office:value-type="float" office:value="8.39285714285734" calcext:value-type="float">
            <text:p>8,4</text:p>
          </table:table-cell>
          <table:table-cell table:formula="of:=[Moyennes.E3]-[.E$2]" office:value-type="float" office:value="0.892857142857338" calcext:value-type="float">
            <text:p>0,9</text:p>
          </table:table-cell>
          <table:table-cell table:formula="of:=[Moyennes.F3]-[.F$2]" office:value-type="float" office:value="111.75" calcext:value-type="float">
            <text:p>111,8</text:p>
          </table:table-cell>
          <table:table-cell table:formula="of:=[Moyennes.G3]-[.G$2]" office:value-type="float" office:value="303.75" calcext:value-type="float">
            <text:p>303,8</text:p>
          </table:table-cell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[Moyennes.B4]-[.B$2]" office:value-type="float" office:value="5.71428571428578" calcext:value-type="float">
            <text:p>5,7</text:p>
          </table:table-cell>
          <table:table-cell table:formula="of:=[Moyennes.C4]-[.C$2]" office:value-type="float" office:value="41.1428571428571" calcext:value-type="float">
            <text:p>41,1</text:p>
          </table:table-cell>
          <table:table-cell table:formula="of:=[Moyennes.D4]-[.D$2]" office:value-type="float" office:value="64.9642857142858" calcext:value-type="float">
            <text:p>65,0</text:p>
          </table:table-cell>
          <table:table-cell table:formula="of:=[Moyennes.E4]-[.E$2]" office:value-type="float" office:value="6.75" calcext:value-type="float">
            <text:p>6,8</text:p>
          </table:table-cell>
          <table:table-cell table:formula="of:=[Moyennes.F4]-[.F$2]" office:value-type="float" office:value="127.321428571428" calcext:value-type="float">
            <text:p>127,3</text:p>
          </table:table-cell>
          <table:table-cell table:formula="of:=[Moyennes.G4]-[.G$2]" office:value-type="float" office:value="276.642857142857" calcext:value-type="float">
            <text:p>276,6</text:p>
          </table:table-cell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[Moyennes.B5]-[.B$2]" office:value-type="float" office:value="0" calcext:value-type="float">
            <text:p>0,0</text:p>
          </table:table-cell>
          <table:table-cell table:formula="of:=[Moyennes.C5]-[.C$2]" office:value-type="float" office:value="5.67857142857133" calcext:value-type="float">
            <text:p>5,7</text:p>
          </table:table-cell>
          <table:table-cell table:formula="of:=[Moyennes.D5]-[.D$2]" office:value-type="float" office:value="12.7142857142858" calcext:value-type="float">
            <text:p>12,7</text:p>
          </table:table-cell>
          <table:table-cell table:formula="of:=[Moyennes.E5]-[.E$2]" office:value-type="float" office:value="0" calcext:value-type="float">
            <text:p>0,0</text:p>
          </table:table-cell>
          <table:table-cell table:formula="of:=[Moyennes.F5]-[.F$2]" office:value-type="float" office:value="106.785714285714" calcext:value-type="float">
            <text:p>106,8</text:p>
          </table:table-cell>
          <table:table-cell table:formula="of:=[Moyennes.G5]-[.G$2]" office:value-type="float" office:value="283.464285714286" calcext:value-type="float">
            <text:p>283,5</text:p>
          </table:table-cell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[Moyennes.B6]-[.B$2]" office:value-type="float" office:value="0" calcext:value-type="float">
            <text:p>0,0</text:p>
          </table:table-cell>
          <table:table-cell table:formula="of:=[Moyennes.C6]-[.C$2]" office:value-type="float" office:value="8.03571428571422" calcext:value-type="float">
            <text:p>8,0</text:p>
          </table:table-cell>
          <table:table-cell table:formula="of:=[Moyennes.D6]-[.D$2]" office:value-type="float" office:value="12.6785714285716" calcext:value-type="float">
            <text:p>12,7</text:p>
          </table:table-cell>
          <table:table-cell table:formula="of:=[Moyennes.E6]-[.E$2]" office:value-type="float" office:value="0.0357142857142207" calcext:value-type="float">
            <text:p>0,0</text:p>
          </table:table-cell>
          <table:table-cell table:formula="of:=[Moyennes.F6]-[.F$2]" office:value-type="float" office:value="128.821428571428" calcext:value-type="float">
            <text:p>128,8</text:p>
          </table:table-cell>
          <table:table-cell table:formula="of:=[Moyennes.G6]-[.G$2]" office:value-type="float" office:value="237.035714285714" calcext:value-type="float">
            <text:p>237,0</text:p>
          </table:table-cell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[Moyennes.B7]-[.B$2]" office:value-type="float" office:value="0" calcext:value-type="float">
            <text:p>0,0</text:p>
          </table:table-cell>
          <table:table-cell table:formula="of:=[Moyennes.C7]-[.C$2]" office:value-type="float" office:value="0.75" calcext:value-type="float">
            <text:p>0,8</text:p>
          </table:table-cell>
          <table:table-cell table:formula="of:=[Moyennes.D7]-[.D$2]" office:value-type="float" office:value="4.71428571428578" calcext:value-type="float">
            <text:p>4,7</text:p>
          </table:table-cell>
          <table:table-cell table:formula="of:=[Moyennes.E7]-[.E$2]" office:value-type="float" office:value="1.42857142857156" calcext:value-type="float">
            <text:p>1,4</text:p>
          </table:table-cell>
          <table:table-cell table:formula="of:=[Moyennes.F7]-[.F$2]" office:value-type="float" office:value="61.8571428571427" calcext:value-type="float">
            <text:p>61,9</text:p>
          </table:table-cell>
          <table:table-cell table:formula="of:=[Moyennes.G7]-[.G$2]" office:value-type="float" office:value="234.678571428572" calcext:value-type="float">
            <text:p>234,7</text:p>
          </table:table-cell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[Moyennes.B8]-[.B$2]" office:value-type="float" office:value="1" calcext:value-type="float">
            <text:p>1,0</text:p>
          </table:table-cell>
          <table:table-cell table:formula="of:=[Moyennes.C8]-[.C$2]" office:value-type="float" office:value="22.1666666666667" calcext:value-type="float">
            <text:p>22,2</text:p>
          </table:table-cell>
          <table:table-cell table:formula="of:=[Moyennes.D8]-[.D$2]" office:value-type="float" office:value="43.1666666666665" calcext:value-type="float">
            <text:p>43,2</text:p>
          </table:table-cell>
          <table:table-cell table:formula="of:=[Moyennes.E8]-[.E$2]" office:value-type="float" office:value="6.33333333333349" calcext:value-type="float">
            <text:p>6,3</text:p>
          </table:table-cell>
          <table:table-cell table:formula="of:=[Moyennes.F8]-[.F$2]" office:value-type="float" office:value="138.416666666667" calcext:value-type="float">
            <text:p>138,4</text:p>
          </table:table-cell>
          <table:table-cell table:formula="of:=[Moyennes.G8]-[.G$2]" office:value-type="float" office:value="278.666666666667" calcext:value-type="float">
            <text:p>278,7</text:p>
          </table:table-cell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[Moyennes.B9]-[.B$2]" office:value-type="float" office:value="8" calcext:value-type="float">
            <text:p>8,0</text:p>
          </table:table-cell>
          <table:table-cell table:formula="of:=[Moyennes.C9]-[.C$2]" office:value-type="float" office:value="22" calcext:value-type="float">
            <text:p>22,0</text:p>
          </table:table-cell>
          <table:table-cell table:formula="of:=[Moyennes.D9]-[.D$2]" office:value-type="float" office:value="46" calcext:value-type="float">
            <text:p>46,0</text:p>
          </table:table-cell>
          <table:table-cell table:formula="of:=[Moyennes.E9]-[.E$2]" office:value-type="float" office:value="5" calcext:value-type="float">
            <text:p>5,0</text:p>
          </table:table-cell>
          <table:table-cell table:formula="of:=[Moyennes.F9]-[.F$2]" office:value-type="float" office:value="126" calcext:value-type="float">
            <text:p>126,0</text:p>
          </table:table-cell>
          <table:table-cell table:formula="of:=[Moyennes.G9]-[.G$2]" office:value-type="float" office:value="213" calcext:value-type="float">
            <text:p>213,0</text:p>
          </table:table-cell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[Moyennes.B10]-[.B$2]" office:value-type="float" office:value="8" calcext:value-type="float">
            <text:p>8,0</text:p>
          </table:table-cell>
          <table:table-cell table:formula="of:=[Moyennes.C10]-[.C$2]" office:value-type="float" office:value="34" calcext:value-type="float">
            <text:p>34,0</text:p>
          </table:table-cell>
          <table:table-cell table:formula="of:=[Moyennes.D10]-[.D$2]" office:value-type="float" office:value="36" calcext:value-type="float">
            <text:p>36,0</text:p>
          </table:table-cell>
          <table:table-cell table:formula="of:=[Moyennes.E10]-[.E$2]" office:value-type="float" office:value="5" calcext:value-type="float">
            <text:p>5,0</text:p>
          </table:table-cell>
          <table:table-cell table:formula="of:=[Moyennes.F10]-[.F$2]" office:value-type="float" office:value="105" calcext:value-type="float">
            <text:p>105,0</text:p>
          </table:table-cell>
          <table:table-cell table:formula="of:=[Moyennes.G10]-[.G$2]" office:value-type="float" office:value="232" calcext:value-type="float">
            <text:p>232,0</text:p>
          </table:table-cell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[Moyennes.B11]-[.B$2]" office:value-type="float" office:value="0" calcext:value-type="float">
            <text:p>0,0</text:p>
          </table:table-cell>
          <table:table-cell table:formula="of:=[Moyennes.C11]-[.C$2]" office:value-type="float" office:value="0.5" calcext:value-type="float">
            <text:p>0,5</text:p>
          </table:table-cell>
          <table:table-cell table:formula="of:=[Moyennes.D11]-[.D$2]" office:value-type="float" office:value="4.16666666666652" calcext:value-type="float">
            <text:p>4,2</text:p>
          </table:table-cell>
          <table:table-cell table:formula="of:=[Moyennes.E11]-[.E$2]" office:value-type="float" office:value="0" calcext:value-type="float">
            <text:p>0,0</text:p>
          </table:table-cell>
          <table:table-cell table:formula="of:=[Moyennes.F11]-[.F$2]" office:value-type="float" office:value="81.5833333333335" calcext:value-type="float">
            <text:p>81,6</text:p>
          </table:table-cell>
          <table:table-cell table:formula="of:=[Moyennes.G11]-[.G$2]" office:value-type="float" office:value="207.333333333333" calcext:value-type="float">
            <text:p>207,3</text:p>
          </table:table-cell>
        </table:table-row>
      </table:table>
      <table:table table:name="Ecarts Normalisés" table:style-name="ta1">
        <table:shapes>
          <draw:frame draw:z-index="0" draw:style-name="gr1" draw:text-style-name="P1" svg:width="379.58mm" svg:height="165.22mm" svg:x="3.02mm" svg:y="56.31mm">
            <loext:p draw:notify-on-update-of-ranges="'Ecarts Normalisés'.B1:'Ecarts Normalisés'.G1 'Ecarts Normalisés'.A3:'Ecarts Normalisés'.A3 'Ecarts Normalisés'.B3:'Ecarts Normalisés'.G3 'Ecarts Normalisés'.A4:'Ecarts Normalisés'.A4 'Ecarts Normalisés'.B4:'Ecarts Normalisés'.G4 'Ecarts Normalisés'.A5:'Ecarts Normalisés'.A5 'Ecarts Normalisés'.B5:'Ecarts Normalisés'.G5 'Ecarts Normalisés'.A6:'Ecarts Normalisés'.A6 'Ecarts Normalisés'.B6:'Ecarts Normalisés'.G6 'Ecarts Normalisés'.A7:'Ecarts Normalisés'.A7 'Ecarts Normalisés'.B7:'Ecarts Normalisés'.G7 'Ecarts Normalisés'.A8:'Ecarts Normalisés'.A8 'Ecarts Normalisés'.B8:'Ecarts Normalisés'.G8 'Ecarts Normalisés'.A9:'Ecarts Normalisés'.A9 'Ecarts Normalisés'.B9:'Ecarts Normalisés'.G9 'Ecarts Normalisés'.A10:'Ecarts Normalisés'.A10 'Ecarts Normalisés'.B10:'Ecarts Normalisés'.G10 'Ecarts Normalisés'.A11:'Ecarts Normalisés'.A11 'Ecarts Normalisés'.B11:'Ecarts Normalisés'.G11 'Ecarts Normalisés'.A12:'Ecarts Normalisés'.A12 'Ecarts Normalisés'.B12:'Ecarts Normalisés'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11.txt" calcext:value-type="string">
            <text:p>instances/tai11.txt</text:p>
          </table:table-cell>
          <table:table-cell table:formula="of:=[Ecarts.D1]" office:value-type="string" office:string-value="instances/tai21.txt" calcext:value-type="string">
            <text:p>instances/tai21.txt</text:p>
          </table:table-cell>
          <table:table-cell table:formula="of:=[Ecarts.E1]" office:value-type="string" office:string-value="instances/tai31.txt" calcext:value-type="string">
            <text:p>instances/tai31.txt</text:p>
          </table:table-cell>
          <table:table-cell table:formula="of:=[Ecarts.F1]" office:value-type="string" office:string-value="instances/tai41.txt" calcext:value-type="string">
            <text:p>instances/tai41.txt</text:p>
          </table:table-cell>
          <table:table-cell table:formula="of:=[Ecart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582" calcext:value-type="float">
            <text:p>1582</text:p>
          </table:table-cell>
          <table:table-cell table:style-name="ce1" table:formula="of:=[Ecarts.D2]" office:value-type="float" office:value="2297" calcext:value-type="float">
            <text:p>2297</text:p>
          </table:table-cell>
          <table:table-cell table:style-name="ce1" table:formula="of:=[Ecarts.E2]" office:value-type="float" office:value="2724" calcext:value-type="float">
            <text:p>2724</text:p>
          </table:table-cell>
          <table:table-cell table:style-name="ce1" table:formula="of:=[Ecarts.F2]" office:value-type="float" office:value="2991" calcext:value-type="float">
            <text:p>2991</text:p>
          </table:table-cell>
          <table:table-cell table:style-name="ce1" table:formula="of:=[Ecarts.G2]" office:value-type="float" office:value="3771" calcext:value-type="float">
            <text:p>3771</text:p>
          </table:table-cell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469618055555558" calcext:value-type="float">
            <text:p>0,4696180556</text:p>
          </table:table-cell>
          <table:table-cell table:formula="of:=[Ecarts.D3]/MAX([Ecarts.D$3:.D$12])" office:value-type="float" office:value="0.439802089059921" calcext:value-type="float">
            <text:p>0,4398020891</text:p>
          </table:table-cell>
          <table:table-cell table:formula="of:=[Ecarts.E3]/MAX([Ecarts.E$3:.E$12])" office:value-type="float" office:value="0.402116402116412" calcext:value-type="float">
            <text:p>0,4021164021</text:p>
          </table:table-cell>
          <table:table-cell table:formula="of:=[Ecarts.F3]/MAX([Ecarts.F$3:.F$12])" office:value-type="float" office:value="1" calcext:value-type="float">
            <text:p>1</text:p>
          </table:table-cell>
          <table:table-cell table:formula="of:=[Ecarts.G3]/MAX([Ecarts.G$3:.G$12])" office:value-type="float" office:value="0.994591416813638" calcext:value-type="float">
            <text:p>0,9945914168</text:p>
          </table:table-cell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" calcext:value-type="float">
            <text:p>0</text:p>
          </table:table-cell>
          <table:table-cell table:formula="of:=[Ecarts.C4]/MAX([Ecarts.C$3:.C$12])" office:value-type="float" office:value="0.0407986111111088" calcext:value-type="float">
            <text:p>0,0407986111</text:p>
          </table:table-cell>
          <table:table-cell table:formula="of:=[Ecarts.D4]/MAX([Ecarts.D$3:.D$12])" office:value-type="float" office:value="0.129191863661355" calcext:value-type="float">
            <text:p>0,1291918637</text:p>
          </table:table-cell>
          <table:table-cell table:formula="of:=[Ecarts.E4]/MAX([Ecarts.E$3:.E$12])" office:value-type="float" office:value="0.132275132275161" calcext:value-type="float">
            <text:p>0,1322751323</text:p>
          </table:table-cell>
          <table:table-cell table:formula="of:=[Ecarts.F4]/MAX([Ecarts.F$3:.F$12])" office:value-type="float" office:value="0.78895612708018" calcext:value-type="float">
            <text:p>0,7889561271</text:p>
          </table:table-cell>
          <table:table-cell table:formula="of:=[Ecarts.G4]/MAX([Ecarts.G$3:.G$12])" office:value-type="float" office:value="1" calcext:value-type="float">
            <text:p>1</text:p>
          </table:table-cell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714285714285722" calcext:value-type="float">
            <text:p>0,7142857143</text:p>
          </table:table-cell>
          <table:table-cell table:formula="of:=[Ecarts.C5]/MAX([Ecarts.C$3:.C$12])" office:value-type="float" office:value="1" calcext:value-type="float">
            <text:p>1</text:p>
          </table:table-cell>
          <table:table-cell table:formula="of:=[Ecarts.D5]/MAX([Ecarts.D$3:.D$12])" office:value-type="float" office:value="1" calcext:value-type="float">
            <text:p>1</text:p>
          </table:table-cell>
          <table:table-cell table:formula="of:=[Ecarts.E5]/MAX([Ecarts.E$3:.E$12])" office:value-type="float" office:value="1" calcext:value-type="float">
            <text:p>1</text:p>
          </table:table-cell>
          <table:table-cell table:formula="of:=[Ecarts.F5]/MAX([Ecarts.F$3:.F$12])" office:value-type="float" office:value="0.898890569843669" calcext:value-type="float">
            <text:p>0,8988905698</text:p>
          </table:table-cell>
          <table:table-cell table:formula="of:=[Ecarts.G5]/MAX([Ecarts.G$3:.G$12])" office:value-type="float" office:value="0.910758377425045" calcext:value-type="float">
            <text:p>0,9107583774</text:p>
          </table:table-cell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" calcext:value-type="float">
            <text:p>0</text:p>
          </table:table-cell>
          <table:table-cell table:formula="of:=[Ecarts.C6]/MAX([Ecarts.C$3:.C$12])" office:value-type="float" office:value="0.138020833333331" calcext:value-type="float">
            <text:p>0,1380208333</text:p>
          </table:table-cell>
          <table:table-cell table:formula="of:=[Ecarts.D6]/MAX([Ecarts.D$3:.D$12])" office:value-type="float" office:value="0.195711929631667" calcext:value-type="float">
            <text:p>0,1957119296</text:p>
          </table:table-cell>
          <table:table-cell table:formula="of:=[Ecarts.E6]/MAX([Ecarts.E$3:.E$12])" office:value-type="float" office:value="0" calcext:value-type="float">
            <text:p>0</text:p>
          </table:table-cell>
          <table:table-cell table:formula="of:=[Ecarts.F6]/MAX([Ecarts.F$3:.F$12])" office:value-type="float" office:value="0.753908219868884" calcext:value-type="float">
            <text:p>0,7539082199</text:p>
          </table:table-cell>
          <table:table-cell table:formula="of:=[Ecarts.G6]/MAX([Ecarts.G$3:.G$12])" office:value-type="float" office:value="0.933215755437978" calcext:value-type="float">
            <text:p>0,9332157554</text:p>
          </table:table-cell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.195312499999999" calcext:value-type="float">
            <text:p>0,1953125</text:p>
          </table:table-cell>
          <table:table-cell table:formula="of:=[Ecarts.D7]/MAX([Ecarts.D$3:.D$12])" office:value-type="float" office:value="0.195162177020343" calcext:value-type="float">
            <text:p>0,195162177</text:p>
          </table:table-cell>
          <table:table-cell table:formula="of:=[Ecarts.E7]/MAX([Ecarts.E$3:.E$12])" office:value-type="float" office:value="0.00529100529099567" calcext:value-type="float">
            <text:p>0,0052910053</text:p>
          </table:table-cell>
          <table:table-cell table:formula="of:=[Ecarts.F7]/MAX([Ecarts.F$3:.F$12])" office:value-type="float" office:value="0.909480584972262" calcext:value-type="float">
            <text:p>0,909480585</text:p>
          </table:table-cell>
          <table:table-cell table:formula="of:=[Ecarts.G7]/MAX([Ecarts.G$3:.G$12])" office:value-type="float" office:value="0.780364491475602" calcext:value-type="float">
            <text:p>0,7803644915</text:p>
          </table:table-cell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.0182291666666667" calcext:value-type="float">
            <text:p>0,0182291667</text:p>
          </table:table-cell>
          <table:table-cell table:formula="of:=[Ecarts.D8]/MAX([Ecarts.D$3:.D$12])" office:value-type="float" office:value="0.0725673446948882" calcext:value-type="float">
            <text:p>0,0725673447</text:p>
          </table:table-cell>
          <table:table-cell table:formula="of:=[Ecarts.E8]/MAX([Ecarts.E$3:.E$12])" office:value-type="float" office:value="0.211640211640231" calcext:value-type="float">
            <text:p>0,2116402116</text:p>
          </table:table-cell>
          <table:table-cell table:formula="of:=[Ecarts.F8]/MAX([Ecarts.F$3:.F$12])" office:value-type="float" office:value="0.436712052445787" calcext:value-type="float">
            <text:p>0,4367120524</text:p>
          </table:table-cell>
          <table:table-cell table:formula="of:=[Ecarts.G8]/MAX([Ecarts.G$3:.G$12])" office:value-type="float" office:value="0.772604350382129" calcext:value-type="float">
            <text:p>0,7726043504</text:p>
          </table:table-cell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125" calcext:value-type="float">
            <text:p>0,125</text:p>
          </table:table-cell>
          <table:table-cell table:formula="of:=[Ecarts.C9]/MAX([Ecarts.C$3:.C$12])" office:value-type="float" office:value="0.53877314814815" calcext:value-type="float">
            <text:p>0,5387731481</text:p>
          </table:table-cell>
          <table:table-cell table:formula="of:=[Ecarts.D9]/MAX([Ecarts.D$3:.D$12])" office:value-type="float" office:value="0.664467656221364" calcext:value-type="float">
            <text:p>0,6644676562</text:p>
          </table:table-cell>
          <table:table-cell table:formula="of:=[Ecarts.E9]/MAX([Ecarts.E$3:.E$12])" office:value-type="float" office:value="0.938271604938294" calcext:value-type="float">
            <text:p>0,9382716049</text:p>
          </table:table-cell>
          <table:table-cell table:formula="of:=[Ecarts.F9]/MAX([Ecarts.F$3:.F$12])" office:value-type="float" office:value="0.977223062699611" calcext:value-type="float">
            <text:p>0,9772230627</text:p>
          </table:table-cell>
          <table:table-cell table:formula="of:=[Ecarts.G9]/MAX([Ecarts.G$3:.G$12])" office:value-type="float" office:value="0.917421124828532" calcext:value-type="float">
            <text:p>0,9174211248</text:p>
          </table:table-cell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.534722222222223" calcext:value-type="float">
            <text:p>0,5347222222</text:p>
          </table:table-cell>
          <table:table-cell table:formula="of:=[Ecarts.D10]/MAX([Ecarts.D$3:.D$12])" office:value-type="float" office:value="0.708081363386475" calcext:value-type="float">
            <text:p>0,7080813634</text:p>
          </table:table-cell>
          <table:table-cell table:formula="of:=[Ecarts.E10]/MAX([Ecarts.E$3:.E$12])" office:value-type="float" office:value="0.740740740740741" calcext:value-type="float">
            <text:p>0,7407407407</text:p>
          </table:table-cell>
          <table:table-cell table:formula="of:=[Ecarts.F10]/MAX([Ecarts.F$3:.F$12])" office:value-type="float" office:value="0.889561270801814" calcext:value-type="float">
            <text:p>0,8895612708</text:p>
          </table:table-cell>
          <table:table-cell table:formula="of:=[Ecarts.G10]/MAX([Ecarts.G$3:.G$12])" office:value-type="float" office:value="0.701234567901235" calcext:value-type="float">
            <text:p>0,7012345679</text:p>
          </table:table-cell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0.826388888888889" calcext:value-type="float">
            <text:p>0,8263888889</text:p>
          </table:table-cell>
          <table:table-cell table:formula="of:=[Ecarts.D11]/MAX([Ecarts.D$3:.D$12])" office:value-type="float" office:value="0.554150632215502" calcext:value-type="float">
            <text:p>0,5541506322</text:p>
          </table:table-cell>
          <table:table-cell table:formula="of:=[Ecarts.E11]/MAX([Ecarts.E$3:.E$12])" office:value-type="float" office:value="0.740740740740741" calcext:value-type="float">
            <text:p>0,7407407407</text:p>
          </table:table-cell>
          <table:table-cell table:formula="of:=[Ecarts.F11]/MAX([Ecarts.F$3:.F$12])" office:value-type="float" office:value="0.741301059001512" calcext:value-type="float">
            <text:p>0,741301059</text:p>
          </table:table-cell>
          <table:table-cell table:formula="of:=[Ecarts.G11]/MAX([Ecarts.G$3:.G$12])" office:value-type="float" office:value="0.763786008230453" calcext:value-type="float">
            <text:p>0,7637860082</text:p>
          </table:table-cell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.0121527777777778" calcext:value-type="float">
            <text:p>0,0121527778</text:p>
          </table:table-cell>
          <table:table-cell table:formula="of:=[Ecarts.D12]/MAX([Ecarts.D$3:.D$12])" office:value-type="float" office:value="0.0641378046545697" calcext:value-type="float">
            <text:p>0,0641378047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.575979156160699" calcext:value-type="float">
            <text:p>0,5759791562</text:p>
          </table:table-cell>
          <table:table-cell table:formula="of:=[Ecarts.G12]/MAX([Ecarts.G$3:.G$12])" office:value-type="float" office:value="0.682578875171468" calcext:value-type="float">
            <text:p>0,6825788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5:47:05.147667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1.6.2$Linux_X86_64 LibreOffice_project/10m0$Build-2</meta:generator>
    <dc:date>2017-04-18T15:47:46.052245261</dc:date>
    <meta:editing-duration>PT34M15S</meta:editing-duration>
    <meta:editing-cycles>21</meta:editing-cycles>
    <meta:document-statistic meta:table-count="13" meta:cell-count="17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8.245cm" svg:height="16.289cm" xlink:href=".." xlink:type="simple" chart:class="chart:bar" chart:style-name="ch1">
        <chart:legend chart:legend-position="end" svg:x="33.759cm" svg:y="5.604cm" style:legend-expansion="high" chart:style-name="ch2"/>
        <chart:plot-area chart:style-name="ch3" table:cell-range-address="Ecarts.B1:Ecarts.G1 Ecarts.A3:Ecarts.G12" chart:data-source-has-labels="both" svg:x="0.764cm" svg:y="0.325cm" svg:width="32.231cm" svg:height="15.639cm">
          <chartooo:coordinate-region svg:x="1.862cm" svg:y="0.524cm" svg:width="31.133cm" svg:height="14.793cm"/>
          <chart:axis chart:dimension="x" chart:name="primary-x" chart:style-name="ch4" chartooo:axis-type="auto">
            <chartooo:date-scale/>
            <chart:categories table:cell-range-address="Ecarts.B1:Ecarts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carts.B3:Ecarts.G3" chart:label-cell-address="Ecarts.A3:Ecarts.A3" chart:class="chart:bar">
            <chart:data-point chart:repeated="6"/>
          </chart:series>
          <chart:series chart:style-name="ch8" chart:values-cell-range-address="Ecarts.B4:Ecarts.G4" chart:label-cell-address="Ecarts.A4:Ecarts.A4" chart:class="chart:bar">
            <chart:data-point chart:repeated="6"/>
          </chart:series>
          <chart:series chart:style-name="ch9" chart:values-cell-range-address="Ecarts.B5:Ecarts.G5" chart:label-cell-address="Ecarts.A5:Ecarts.A5" chart:class="chart:bar">
            <chart:data-point chart:repeated="6"/>
          </chart:series>
          <chart:series chart:style-name="ch10" chart:values-cell-range-address="Ecarts.B6:Ecarts.G6" chart:label-cell-address="Ecarts.A6:Ecarts.A6" chart:class="chart:bar">
            <chart:data-point chart:repeated="6"/>
          </chart:series>
          <chart:series chart:style-name="ch11" chart:values-cell-range-address="Ecarts.B7:Ecarts.G7" chart:label-cell-address="Ecarts.A7:Ecarts.A7" chart:class="chart:bar">
            <chart:data-point chart:repeated="6"/>
          </chart:series>
          <chart:series chart:style-name="ch12" chart:values-cell-range-address="Ecarts.B8:Ecarts.G8" chart:label-cell-address="Ecarts.A8:Ecarts.A8" chart:class="chart:bar">
            <chart:data-point chart:repeated="6"/>
          </chart:series>
          <chart:series chart:style-name="ch13" chart:values-cell-range-address="Ecarts.B9:Ecarts.G9" chart:label-cell-address="Ecarts.A9:Ecarts.A9" chart:class="chart:bar">
            <chart:data-point chart:repeated="6"/>
          </chart:series>
          <chart:series chart:style-name="ch14" chart:values-cell-range-address="Ecarts.B10:Ecarts.G10" chart:label-cell-address="Ecarts.A10:Ecarts.A10" chart:class="chart:bar">
            <chart:data-point chart:repeated="6"/>
          </chart:series>
          <chart:series chart:style-name="ch15" chart:values-cell-range-address="Ecarts.B11:Ecarts.G11" chart:label-cell-address="Ecarts.A11:Ecarts.A11" chart:class="chart:bar">
            <chart:data-point chart:repeated="6"/>
          </chart:series>
          <chart:series chart:style-name="ch16" chart:values-cell-range-address="Ecarts.B12:Ecarts.G12" chart:label-cell-address="Ecarts.A12:Ecarts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G3</svg:desc>
                </draw:g>
              </table:table-cell>
              <table:table-cell office:value-type="float" office:value="19.3214285714287">
                <text:p>19.3214285714287</text:p>
              </table:table-cell>
              <table:table-cell office:value-type="float" office:value="28.5714285714284">
                <text:p>28.5714285714284</text:p>
              </table:table-cell>
              <table:table-cell office:value-type="float" office:value="2.71428571428578">
                <text:p>2.71428571428578</text:p>
              </table:table-cell>
              <table:table-cell office:value-type="float" office:value="141.642857142857">
                <text:p>141.642857142857</text:p>
              </table:table-cell>
              <table:table-cell office:value-type="float" office:value="302.107142857143">
                <text:p>302.107142857143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">
                <text:p>0</text:p>
                <draw:g>
                  <svg:desc>Ecarts.B4:Ecarts.G4</svg:desc>
                </draw:g>
              </table:table-cell>
              <table:table-cell office:value-type="float" office:value="1.67857142857133">
                <text:p>1.67857142857133</text:p>
              </table:table-cell>
              <table:table-cell office:value-type="float" office:value="8.39285714285734">
                <text:p>8.39285714285734</text:p>
              </table:table-cell>
              <table:table-cell office:value-type="float" office:value="0.892857142857338">
                <text:p>0.892857142857338</text:p>
              </table:table-cell>
              <table:table-cell office:value-type="float" office:value="111.75">
                <text:p>111.75</text:p>
              </table:table-cell>
              <table:table-cell office:value-type="float" office:value="303.75">
                <text:p>303.75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5.71428571428578">
                <text:p>5.71428571428578</text:p>
                <draw:g>
                  <svg:desc>Ecarts.B5:Ecarts.G5</svg:desc>
                </draw:g>
              </table:table-cell>
              <table:table-cell office:value-type="float" office:value="41.1428571428571">
                <text:p>41.1428571428571</text:p>
              </table:table-cell>
              <table:table-cell office:value-type="float" office:value="64.9642857142858">
                <text:p>64.9642857142858</text:p>
              </table:table-cell>
              <table:table-cell office:value-type="float" office:value="6.75">
                <text:p>6.75</text:p>
              </table:table-cell>
              <table:table-cell office:value-type="float" office:value="127.321428571428">
                <text:p>127.321428571428</text:p>
              </table:table-cell>
              <table:table-cell office:value-type="float" office:value="276.642857142857">
                <text:p>276.642857142857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">
                <text:p>0</text:p>
                <draw:g>
                  <svg:desc>Ecarts.B6:Ecarts.G6</svg:desc>
                </draw:g>
              </table:table-cell>
              <table:table-cell office:value-type="float" office:value="5.67857142857133">
                <text:p>5.67857142857133</text:p>
              </table:table-cell>
              <table:table-cell office:value-type="float" office:value="12.7142857142858">
                <text:p>12.7142857142858</text:p>
              </table:table-cell>
              <table:table-cell office:value-type="float" office:value="0">
                <text:p>0</text:p>
              </table:table-cell>
              <table:table-cell office:value-type="float" office:value="106.785714285714">
                <text:p>106.785714285714</text:p>
              </table:table-cell>
              <table:table-cell office:value-type="float" office:value="283.464285714286">
                <text:p>283.464285714286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G7</svg:desc>
                </draw:g>
              </table:table-cell>
              <table:table-cell office:value-type="float" office:value="8.03571428571422">
                <text:p>8.03571428571422</text:p>
              </table:table-cell>
              <table:table-cell office:value-type="float" office:value="12.6785714285716">
                <text:p>12.6785714285716</text:p>
              </table:table-cell>
              <table:table-cell office:value-type="float" office:value="0.0357142857142207">
                <text:p>0.0357142857142207</text:p>
              </table:table-cell>
              <table:table-cell office:value-type="float" office:value="128.821428571428">
                <text:p>128.821428571428</text:p>
              </table:table-cell>
              <table:table-cell office:value-type="float" office:value="237.035714285714">
                <text:p>237.035714285714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G8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4.71428571428578">
                <text:p>4.71428571428578</text:p>
              </table:table-cell>
              <table:table-cell office:value-type="float" office:value="1.42857142857156">
                <text:p>1.42857142857156</text:p>
              </table:table-cell>
              <table:table-cell office:value-type="float" office:value="61.8571428571427">
                <text:p>61.8571428571427</text:p>
              </table:table-cell>
              <table:table-cell office:value-type="float" office:value="234.678571428572">
                <text:p>234.678571428572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">
                <text:p>1</text:p>
                <draw:g>
                  <svg:desc>Ecarts.B9:Ecarts.G9</svg:desc>
                </draw:g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43.1666666666665">
                <text:p>43.1666666666665</text:p>
              </table:table-cell>
              <table:table-cell office:value-type="float" office:value="6.33333333333349">
                <text:p>6.33333333333349</text:p>
              </table:table-cell>
              <table:table-cell office:value-type="float" office:value="138.416666666667">
                <text:p>138.416666666667</text:p>
              </table:table-cell>
              <table:table-cell office:value-type="float" office:value="278.666666666667">
                <text:p>278.666666666667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8">
                <text:p>8</text:p>
                <draw:g>
                  <svg:desc>Ecarts.B10:Ecarts.G10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8">
                <text:p>8</text:p>
                <draw:g>
                  <svg:desc>Ecarts.B11:Ecarts.G11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G12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4.16666666666652">
                <text:p>4.16666666666652</text:p>
              </table:table-cell>
              <table:table-cell office:value-type="float" office:value="0">
                <text:p>0</text:p>
              </table:table-cell>
              <table:table-cell office:value-type="float" office:value="81.5833333333335">
                <text:p>81.5833333333335</text:p>
              </table:table-cell>
              <table:table-cell office:value-type="float" office:value="207.333333333333">
                <text:p>207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7.959cm" svg:height="16.523cm" xlink:href=".." xlink:type="simple" chart:class="chart:bar" chart:style-name="ch1">
        <chart:legend chart:legend-position="end" svg:x="33.473cm" svg:y="5.721cm" style:legend-expansion="high" chart:style-name="ch2"/>
        <chart:plot-area chart:style-name="ch3" table:cell-range-address="'Ecarts Normalisés'.B1:'Ecarts Normalisés'.G1 'Ecarts Normalisés'.A3:'Ecarts Normalisés'.G12" chart:data-source-has-labels="both" svg:x="0.759cm" svg:y="0.33cm" svg:width="31.955cm" svg:height="15.863cm">
          <chartooo:coordinate-region svg:x="1.486cm" svg:y="0.53cm" svg:width="31.228cm" svg:height="15.016cm"/>
          <chart:axis chart:dimension="x" chart:name="primary-x" chart:style-name="ch4" chartooo:axis-type="auto">
            <chartooo:date-scale/>
            <chart:categories table:cell-range-address="'Ecarts Normalisés'.B1:'Ecarts Normalisés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arts Normalisés'.B3:'Ecarts Normalisés'.G3" chart:label-cell-address="'Ecarts Normalisés'.A3:'Ecarts Normalisés'.A3" chart:class="chart:bar">
            <chart:data-point chart:repeated="6"/>
          </chart:series>
          <chart:series chart:style-name="ch8" chart:values-cell-range-address="'Ecarts Normalisés'.B4:'Ecarts Normalisés'.G4" chart:label-cell-address="'Ecarts Normalisés'.A4:'Ecarts Normalisés'.A4" chart:class="chart:bar">
            <chart:data-point chart:repeated="6"/>
          </chart:series>
          <chart:series chart:style-name="ch9" chart:values-cell-range-address="'Ecarts Normalisés'.B5:'Ecarts Normalisés'.G5" chart:label-cell-address="'Ecarts Normalisés'.A5:'Ecarts Normalisés'.A5" chart:class="chart:bar">
            <chart:data-point chart:repeated="6"/>
          </chart:series>
          <chart:series chart:style-name="ch10" chart:values-cell-range-address="'Ecarts Normalisés'.B6:'Ecarts Normalisés'.G6" chart:label-cell-address="'Ecarts Normalisés'.A6:'Ecarts Normalisés'.A6" chart:class="chart:bar">
            <chart:data-point chart:repeated="6"/>
          </chart:series>
          <chart:series chart:style-name="ch11" chart:values-cell-range-address="'Ecarts Normalisés'.B7:'Ecarts Normalisés'.G7" chart:label-cell-address="'Ecarts Normalisés'.A7:'Ecarts Normalisés'.A7" chart:class="chart:bar">
            <chart:data-point chart:repeated="6"/>
          </chart:series>
          <chart:series chart:style-name="ch12" chart:values-cell-range-address="'Ecarts Normalisés'.B8:'Ecarts Normalisés'.G8" chart:label-cell-address="'Ecarts Normalisés'.A8:'Ecarts Normalisés'.A8" chart:class="chart:bar">
            <chart:data-point chart:repeated="6"/>
          </chart:series>
          <chart:series chart:style-name="ch13" chart:values-cell-range-address="'Ecarts Normalisés'.B9:'Ecarts Normalisés'.G9" chart:label-cell-address="'Ecarts Normalisés'.A9:'Ecarts Normalisés'.A9" chart:class="chart:bar">
            <chart:data-point chart:repeated="6"/>
          </chart:series>
          <chart:series chart:style-name="ch14" chart:values-cell-range-address="'Ecarts Normalisés'.B10:'Ecarts Normalisés'.G10" chart:label-cell-address="'Ecarts Normalisés'.A10:'Ecarts Normalisés'.A10" chart:class="chart:bar">
            <chart:data-point chart:repeated="6"/>
          </chart:series>
          <chart:series chart:style-name="ch15" chart:values-cell-range-address="'Ecarts Normalisés'.B11:'Ecarts Normalisés'.G11" chart:label-cell-address="'Ecarts Normalisés'.A11:'Ecarts Normalisés'.A11" chart:class="chart:bar">
            <chart:data-point chart:repeated="6"/>
          </chart:series>
          <chart:series chart:style-name="ch16" chart:values-cell-range-address="'Ecarts Normalisés'.B12:'Ecarts Normalisés'.G12" chart:label-cell-address="'Ecarts Normalisés'.A12:'Ecarts Normalisés'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G3</svg:desc>
                </draw:g>
              </table:table-cell>
              <table:table-cell office:value-type="float" office:value="0.469618055555558">
                <text:p>0.469618055555558</text:p>
              </table:table-cell>
              <table:table-cell office:value-type="float" office:value="0.439802089059921">
                <text:p>0.439802089059921</text:p>
              </table:table-cell>
              <table:table-cell office:value-type="float" office:value="0.402116402116412">
                <text:p>0.402116402116412</text:p>
              </table:table-cell>
              <table:table-cell office:value-type="float" office:value="1">
                <text:p>1</text:p>
              </table:table-cell>
              <table:table-cell office:value-type="float" office:value="0.994591416813638">
                <text:p>0.994591416813638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">
                <text:p>0</text:p>
                <draw:g>
                  <svg:desc>'Ecarts Normalisés'.B4:'Ecarts Normalisés'.G4</svg:desc>
                </draw:g>
              </table:table-cell>
              <table:table-cell office:value-type="float" office:value="0.0407986111111088">
                <text:p>0.0407986111111088</text:p>
              </table:table-cell>
              <table:table-cell office:value-type="float" office:value="0.129191863661355">
                <text:p>0.129191863661355</text:p>
              </table:table-cell>
              <table:table-cell office:value-type="float" office:value="0.132275132275161">
                <text:p>0.132275132275161</text:p>
              </table:table-cell>
              <table:table-cell office:value-type="float" office:value="0.78895612708018">
                <text:p>0.78895612708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714285714285722">
                <text:p>0.714285714285722</text:p>
                <draw:g>
                  <svg:desc>'Ecarts Normalisés'.B5:'Ecarts Normalisés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8890569843669">
                <text:p>0.898890569843669</text:p>
              </table:table-cell>
              <table:table-cell office:value-type="float" office:value="0.910758377425045">
                <text:p>0.910758377425045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">
                <text:p>0</text:p>
                <draw:g>
                  <svg:desc>'Ecarts Normalisés'.B6:'Ecarts Normalisés'.G6</svg:desc>
                </draw:g>
              </table:table-cell>
              <table:table-cell office:value-type="float" office:value="0.138020833333331">
                <text:p>0.138020833333331</text:p>
              </table:table-cell>
              <table:table-cell office:value-type="float" office:value="0.195711929631667">
                <text:p>0.195711929631667</text:p>
              </table:table-cell>
              <table:table-cell office:value-type="float" office:value="0">
                <text:p>0</text:p>
              </table:table-cell>
              <table:table-cell office:value-type="float" office:value="0.753908219868884">
                <text:p>0.753908219868884</text:p>
              </table:table-cell>
              <table:table-cell office:value-type="float" office:value="0.933215755437978">
                <text:p>0.933215755437978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G7</svg:desc>
                </draw:g>
              </table:table-cell>
              <table:table-cell office:value-type="float" office:value="0.195312499999999">
                <text:p>0.195312499999999</text:p>
              </table:table-cell>
              <table:table-cell office:value-type="float" office:value="0.195162177020343">
                <text:p>0.195162177020343</text:p>
              </table:table-cell>
              <table:table-cell office:value-type="float" office:value="0.00529100529099567">
                <text:p>0.00529100529099567</text:p>
              </table:table-cell>
              <table:table-cell office:value-type="float" office:value="0.909480584972262">
                <text:p>0.909480584972262</text:p>
              </table:table-cell>
              <table:table-cell office:value-type="float" office:value="0.780364491475602">
                <text:p>0.780364491475602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G8</svg:desc>
                </draw:g>
              </table:table-cell>
              <table:table-cell office:value-type="float" office:value="0.0182291666666667">
                <text:p>0.0182291666666667</text:p>
              </table:table-cell>
              <table:table-cell office:value-type="float" office:value="0.0725673446948882">
                <text:p>0.0725673446948882</text:p>
              </table:table-cell>
              <table:table-cell office:value-type="float" office:value="0.211640211640231">
                <text:p>0.211640211640231</text:p>
              </table:table-cell>
              <table:table-cell office:value-type="float" office:value="0.436712052445787">
                <text:p>0.436712052445787</text:p>
              </table:table-cell>
              <table:table-cell office:value-type="float" office:value="0.772604350382129">
                <text:p>0.772604350382129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125">
                <text:p>0.125</text:p>
                <draw:g>
                  <svg:desc>'Ecarts Normalisés'.B9:'Ecarts Normalisés'.G9</svg:desc>
                </draw:g>
              </table:table-cell>
              <table:table-cell office:value-type="float" office:value="0.53877314814815">
                <text:p>0.53877314814815</text:p>
              </table:table-cell>
              <table:table-cell office:value-type="float" office:value="0.664467656221364">
                <text:p>0.664467656221364</text:p>
              </table:table-cell>
              <table:table-cell office:value-type="float" office:value="0.938271604938294">
                <text:p>0.938271604938294</text:p>
              </table:table-cell>
              <table:table-cell office:value-type="float" office:value="0.977223062699611">
                <text:p>0.977223062699611</text:p>
              </table:table-cell>
              <table:table-cell office:value-type="float" office:value="0.917421124828532">
                <text:p>0.917421124828532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G10</svg:desc>
                </draw:g>
              </table:table-cell>
              <table:table-cell office:value-type="float" office:value="0.534722222222223">
                <text:p>0.534722222222223</text:p>
              </table:table-cell>
              <table:table-cell office:value-type="float" office:value="0.708081363386475">
                <text:p>0.708081363386475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889561270801814">
                <text:p>0.889561270801814</text:p>
              </table:table-cell>
              <table:table-cell office:value-type="float" office:value="0.701234567901235">
                <text:p>0.701234567901235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G11</svg:desc>
                </draw:g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0.554150632215502">
                <text:p>0.554150632215502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741301059001512">
                <text:p>0.741301059001512</text:p>
              </table:table-cell>
              <table:table-cell office:value-type="float" office:value="0.763786008230453">
                <text:p>0.763786008230453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G12</svg:desc>
                </draw:g>
              </table:table-cell>
              <table:table-cell office:value-type="float" office:value="0.0121527777777778">
                <text:p>0.0121527777777778</text:p>
              </table:table-cell>
              <table:table-cell office:value-type="float" office:value="0.0641378046545697">
                <text:p>0.0641378046545697</text:p>
              </table:table-cell>
              <table:table-cell office:value-type="float" office:value="0">
                <text:p>0</text:p>
              </table:table-cell>
              <table:table-cell office:value-type="float" office:value="0.575979156160699">
                <text:p>0.575979156160699</text:p>
              </table:table-cell>
              <table:table-cell office:value-type="float" office:value="0.682578875171468">
                <text:p>0.6825788751714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